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fo:language="en" fo:country="US" officeooo:paragraph-rsid="001396da"/>
    </style:style>
    <style:style style:name="T1" style:family="text">
      <style:text-properties officeooo:rsid="001396da"/>
    </style:style>
    <style:style style:name="T2" style:family="text">
      <style:text-properties officeooo:rsid="0014698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6983"/>
    </style:style>
    <style:style style:name="T5" style:family="text">
      <style:text-properties fo:font-size="8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is </text:span><text:span text:style-name="T2">a </text:span><office:annotation office:name="__Annotation__23_1559239789" loext:resolved="false"><dc:creator>Bilinmeyen Yazar</dc:creator><dc:date>2024-11-28T11:00:17.297982190</dc:date><text:p text:style-name="Comment">Comment 1.</text:p></office:annotation><text:span text:style-name="T2">commented</text:span><office:annotation-end office:name="__Annotation__23_1559239789"/><text:span text:style-name="T2"><office:annotation loext:parent-name="__Annotation__23_1559239789" loext:resolved="false"><dc:creator>Bilinmeyen Yazar</dc:creator><dc:date>2024-11-28T11:00:28.981854705</dc:date><text:p text:style-name="Comment"><text:span text:style-name="T5">Reply to Comment 1.</text:span></text:p></office:annotation></text:span><text:span text:style-name="T2"> line.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Roboto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Roboto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Roboto" fo:font-family="Roboto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Roboto" fo:font-family="Roboto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" fo:font-family="Roboto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k Schöfisch</meta:initial-creator>
    <meta:creation-date>2023-09-29T11:16:24.846000000</meta:creation-date>
    <dc:date>2024-11-29T10:47:41.772766864</dc:date>
    <meta:editing-duration>PT6M13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5" meta:character-count="25" meta:non-whitespace-character-count="21"/>
  </office:meta>
</office:document-meta>
</file>